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Lato" svg:font-family="Lato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3in" style:rel-width="100%" fo:margin-left="0in" fo:margin-top="0in" fo:margin-bottom="0in" table:align="left" style:writing-mode="lr-tb"/>
    </style:style>
    <style:style style:name="Table1.A" style:family="table-column">
      <style:table-column-properties style:column-width="1.6826in" style:rel-column-width="17504*"/>
    </style:style>
    <style:style style:name="Table1.B" style:family="table-column">
      <style:table-column-properties style:column-width="2.1347in" style:rel-column-width="22203*"/>
    </style:style>
    <style:style style:name="Table1.C" style:family="table-column">
      <style:table-column-properties style:column-width="2.4826in" style:rel-column-width="2582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833in" fo:border-left="0.75pt solid #dfdfdf" fo:border-right="none" fo:border-top="0.75pt solid #dfdfdf" fo:border-bottom="0.75pt solid #dfdfdf">
        <style:background-image/>
      </style:table-cell-properties>
    </style:style>
    <style:style style:name="Table1.B1" style:family="table-cell">
      <style:table-cell-properties fo:background-color="transparent" fo:padding="0.0833in" fo:border-left="none" fo:border-right="none" fo:border-top="0.75pt solid #dfdfdf" fo:border-bottom="0.75pt solid #dfdfdf">
        <style:background-image/>
      </style:table-cell-properties>
    </style:style>
    <style:style style:name="Table1.C1" style:family="table-cell">
      <style:table-cell-properties fo:background-color="transparent" fo:padding="0.0833in" fo:border-left="none" fo:border-right="0.75pt solid #dfdfdf" fo:border-top="0.75pt solid #dfdfdf" fo:border-bottom="0.75pt solid #dfdfdf">
        <style:background-image/>
      </style:table-cell-properties>
    </style:style>
    <style:style style:name="Table1.A2" style:family="table-cell">
      <style:table-cell-properties fo:background-color="transparent" fo:padding="0.0833in" fo:border-left="0.75pt solid #dfdfdf" fo:border-right="none" fo:border-top="none" fo:border-bottom="none">
        <style:background-image/>
      </style:table-cell-properties>
    </style:style>
    <style:style style:name="Table1.B2" style:family="table-cell">
      <style:table-cell-properties fo:background-color="transparent" fo:padding="0.0833in" fo:border="none">
        <style:background-image/>
      </style:table-cell-properties>
    </style:style>
    <style:style style:name="Table1.C2" style:family="table-cell">
      <style:table-cell-properties fo:background-color="transparent" fo:padding="0.0833in" fo:border-left="none" fo:border-right="0.75pt solid #dfdfdf" fo:border-top="none" fo:border-bottom="none">
        <style:background-image/>
      </style:table-cell-properties>
    </style:style>
    <style:style style:name="Table1.A8" style:family="table-cell">
      <style:table-cell-properties fo:background-color="transparent" fo:padding="0.0833in" fo:border-left="0.75pt solid #dfdfdf" fo:border-right="none" fo:border-top="none" fo:border-bottom="0.75pt solid #dfdfdf">
        <style:background-image/>
      </style:table-cell-properties>
    </style:style>
    <style:style style:name="Table1.B8" style:family="table-cell">
      <style:table-cell-properties fo:background-color="transparent" fo:padding="0.0833in" fo:border-left="none" fo:border-right="none" fo:border-top="none" fo:border-bottom="0.75pt solid #dfdfdf">
        <style:background-image/>
      </style:table-cell-properties>
    </style:style>
    <style:style style:name="Table1.C8" style:family="table-cell">
      <style:table-cell-properties fo:background-color="transparent" fo:padding="0.0833in" fo:border-left="none" fo:border-right="0.75pt solid #dfdfdf" fo:border-top="none" fo:border-bottom="0.75pt solid #dfdfdf">
        <style:background-image/>
      </style:table-cell-properties>
    </style:style>
    <style:style style:name="Table2" style:family="table">
      <style:table-properties style:width="6.3215in" fo:margin-left="0in" fo:margin-top="0in" fo:margin-bottom="0in" table:align="left" style:writing-mode="lr-tb"/>
    </style:style>
    <style:style style:name="Table2.A" style:family="table-column">
      <style:table-column-properties style:column-width="1.3833in"/>
    </style:style>
    <style:style style:name="Table2.B" style:family="table-column">
      <style:table-column-properties style:column-width="1.7597in"/>
    </style:style>
    <style:style style:name="Table2.C" style:family="table-column">
      <style:table-column-properties style:column-width="1.8951in"/>
    </style:style>
    <style:style style:name="Table2.D" style:family="table-column">
      <style:table-column-properties style:column-width="1.2826in"/>
    </style:style>
    <style:style style:name="Table2.1" style:family="table-row">
      <style:table-row-properties style:min-row-height="0.3292in" fo:keep-together="auto"/>
    </style:style>
    <style:style style:name="Table2.A1" style:family="table-cell">
      <style:table-cell-properties style:vertical-align="middle" fo:padding="0.0104in" fo:border="none"/>
    </style:style>
    <style:style style:name="Table2.D1" style:family="table-cell">
      <style:table-cell-properties fo:padding="0.0104in" fo:border="none"/>
    </style:style>
    <style:style style:name="Table2.2" style:family="table-row">
      <style:table-row-properties style:min-row-height="0.2833in" fo:keep-together="auto"/>
    </style:style>
    <style:style style:name="Table2.4" style:family="table-row">
      <style:table-row-properties style:min-row-height="0.4215in" fo:keep-together="auto"/>
    </style:style>
    <style:style style:name="Table2.6" style:family="table-row">
      <style:table-row-properties style:min-row-height="0.2757in" fo:keep-together="auto"/>
    </style:style>
    <style:style style:name="Table2.7" style:family="table-row">
      <style:table-row-properties style:min-row-height="0.4292in" fo:keep-together="auto"/>
    </style:style>
    <style:style style:name="Table3" style:family="table">
      <style:table-properties style:width="6.0049in" fo:margin-left="0in" fo:margin-top="0in" fo:margin-bottom="0in" table:align="left" style:writing-mode="lr-tb"/>
    </style:style>
    <style:style style:name="Table3.A" style:family="table-column">
      <style:table-column-properties style:column-width="2.9299in"/>
    </style:style>
    <style:style style:name="Table3.B" style:family="table-column">
      <style:table-column-properties style:column-width="0.834in"/>
    </style:style>
    <style:style style:name="Table3.C" style:family="table-column">
      <style:table-column-properties style:column-width="2.0986in"/>
    </style:style>
    <style:style style:name="Table3.D" style:family="table-column">
      <style:table-column-properties style:column-width="0.1424in"/>
    </style:style>
    <style:style style:name="Table3.1" style:family="table-row">
      <style:table-row-properties style:min-row-height="0.2313in" fo:keep-together="auto"/>
    </style:style>
    <style:style style:name="Table3.A1" style:family="table-cell">
      <style:table-cell-properties style:vertical-align="middle" fo:padding="0.0104in" fo:border="none"/>
    </style:style>
    <style:style style:name="Table3.D1" style:family="table-cell">
      <style:table-cell-properties fo:padding="0.0104in" fo:border="none"/>
    </style:style>
    <style:style style:name="Table3.2" style:family="table-row">
      <style:table-row-properties style:min-row-height="0.2097in" fo:keep-together="auto"/>
    </style:style>
    <style:style style:name="Table3.D2" style:family="table-cell">
      <style:table-cell-properties fo:padding="0.0104in" fo:border="none"/>
    </style:style>
    <style:style style:name="Table3.3" style:family="table-row">
      <style:table-row-properties style:min-row-height="0.1986in" fo:keep-together="auto"/>
    </style:style>
    <style:style style:name="Table3.D3" style:family="table-cell">
      <style:table-cell-properties fo:padding="0.0104in" fo:border="none"/>
    </style:style>
    <style:style style:name="Table3.D4" style:family="table-cell">
      <style:table-cell-properties fo:padding="0.0104in" fo:border="none"/>
    </style:style>
    <style:style style:name="Table3.D5" style:family="table-cell">
      <style:table-cell-properties fo:padding="0.0104in" fo:border="none"/>
    </style:style>
    <style:style style:name="Table3.D6" style:family="table-cell">
      <style:table-cell-properties fo:padding="0.0104in" fo:border="none"/>
    </style:style>
    <style:style style:name="Table3.D7" style:family="table-cell">
      <style:table-cell-properties fo:padding="0.0104in" fo:border="none"/>
    </style:style>
    <style:style style:name="Table3.8" style:family="table-row">
      <style:table-row-properties style:min-row-height="1.0076in" fo:keep-together="auto"/>
    </style:style>
    <style:style style:name="Table3.C8" style:family="table-cell">
      <style:table-cell-properties fo:padding="0.0104in" fo:border="none"/>
    </style:style>
    <style:style style:name="Table3.D8" style:family="table-cell">
      <style:table-cell-properties fo:padding="0.0104in" fo:border="none"/>
    </style:style>
    <style:style style:name="Table3.9" style:family="table-row">
      <style:table-row-properties style:min-row-height="0.1951in" fo:keep-together="auto"/>
    </style:style>
    <style:style style:name="Table3.10" style:family="table-row">
      <style:table-row-properties style:min-row-height="0.1847in" fo:keep-together="auto"/>
    </style:style>
    <style:style style:name="Table4" style:family="table">
      <style:table-properties style:width="6.3in" fo:margin-left="0in" fo:margin-top="0in" fo:margin-bottom="0in" table:align="left" style:writing-mode="lr-tb"/>
    </style:style>
    <style:style style:name="Table4.A" style:family="table-column">
      <style:table-column-properties style:column-width="6.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104in" fo:border="none"/>
    </style:style>
    <style:style style:name="Table4.4" style:family="table-row">
      <style:table-row-properties style:row-height="0.0347in" fo:keep-together="auto"/>
    </style:style>
    <style:style style:name="Table2" style:family="table">
      <style:table-properties style:width="6.3215in" fo:margin-left="0in" fo:margin-top="0in" fo:margin-bottom="0in" table:align="left" style:writing-mode="lr-tb"/>
    </style:style>
    <style:style style:name="Table2.A" style:family="table-column">
      <style:table-column-properties style:column-width="1.3833in"/>
    </style:style>
    <style:style style:name="Table2.B" style:family="table-column">
      <style:table-column-properties style:column-width="1.7597in"/>
    </style:style>
    <style:style style:name="Table2.C" style:family="table-column">
      <style:table-column-properties style:column-width="1.8951in"/>
    </style:style>
    <style:style style:name="Table2.D" style:family="table-column">
      <style:table-column-properties style:column-width="1.2826in"/>
    </style:style>
    <style:style style:name="Table2.1" style:family="table-row">
      <style:table-row-properties style:min-row-height="0.3292in" fo:keep-together="auto"/>
    </style:style>
    <style:style style:name="Table2.A1" style:family="table-cell">
      <style:table-cell-properties style:vertical-align="middle" fo:padding="0.0104in" fo:border="none"/>
    </style:style>
    <style:style style:name="Table2.D1" style:family="table-cell">
      <style:table-cell-properties fo:padding="0.0104in" fo:border="none"/>
    </style:style>
    <style:style style:name="Table2.2" style:family="table-row">
      <style:table-row-properties style:min-row-height="0.2833in" fo:keep-together="auto"/>
    </style:style>
    <style:style style:name="Table2.4" style:family="table-row">
      <style:table-row-properties style:min-row-height="0.4215in" fo:keep-together="auto"/>
    </style:style>
    <style:style style:name="Table2.6" style:family="table-row">
      <style:table-row-properties style:min-row-height="0.2757in" fo:keep-together="auto"/>
    </style:style>
    <style:style style:name="Table2.7" style:family="table-row">
      <style:table-row-properties style:min-row-height="0.4292in" fo:keep-together="auto"/>
    </style:style>
    <style:style style:name="Table3" style:family="table">
      <style:table-properties style:width="6.0049in" fo:margin-left="0in" fo:margin-top="0in" fo:margin-bottom="0in" table:align="left" style:writing-mode="lr-tb"/>
    </style:style>
    <style:style style:name="Table3.A" style:family="table-column">
      <style:table-column-properties style:column-width="2.9299in"/>
    </style:style>
    <style:style style:name="Table3.B" style:family="table-column">
      <style:table-column-properties style:column-width="0.834in"/>
    </style:style>
    <style:style style:name="Table3.C" style:family="table-column">
      <style:table-column-properties style:column-width="2.0986in"/>
    </style:style>
    <style:style style:name="Table3.D" style:family="table-column">
      <style:table-column-properties style:column-width="0.1424in"/>
    </style:style>
    <style:style style:name="Table3.1" style:family="table-row">
      <style:table-row-properties style:min-row-height="0.2313in" fo:keep-together="auto"/>
    </style:style>
    <style:style style:name="Table3.A1" style:family="table-cell">
      <style:table-cell-properties style:vertical-align="middle" fo:padding="0.0104in" fo:border="none"/>
    </style:style>
    <style:style style:name="Table3.D1" style:family="table-cell">
      <style:table-cell-properties fo:padding="0.0104in" fo:border="none"/>
    </style:style>
    <style:style style:name="Table3.2" style:family="table-row">
      <style:table-row-properties style:min-row-height="0.2097in" fo:keep-together="auto"/>
    </style:style>
    <style:style style:name="Table3.D2" style:family="table-cell">
      <style:table-cell-properties fo:padding="0.0104in" fo:border="none"/>
    </style:style>
    <style:style style:name="Table3.3" style:family="table-row">
      <style:table-row-properties style:min-row-height="0.1986in" fo:keep-together="auto"/>
    </style:style>
    <style:style style:name="Table3.D3" style:family="table-cell">
      <style:table-cell-properties fo:padding="0.0104in" fo:border="none"/>
    </style:style>
    <style:style style:name="Table3.D4" style:family="table-cell">
      <style:table-cell-properties fo:padding="0.0104in" fo:border="none"/>
    </style:style>
    <style:style style:name="Table3.D5" style:family="table-cell">
      <style:table-cell-properties fo:padding="0.0104in" fo:border="none"/>
    </style:style>
    <style:style style:name="Table3.D6" style:family="table-cell">
      <style:table-cell-properties fo:padding="0.0104in" fo:border="none"/>
    </style:style>
    <style:style style:name="Table3.D7" style:family="table-cell">
      <style:table-cell-properties fo:padding="0.0104in" fo:border="none"/>
    </style:style>
    <style:style style:name="Table3.8" style:family="table-row">
      <style:table-row-properties style:min-row-height="1.0076in" fo:keep-together="auto"/>
    </style:style>
    <style:style style:name="Table3.C8" style:family="table-cell">
      <style:table-cell-properties fo:padding="0.0104in" fo:border="none"/>
    </style:style>
    <style:style style:name="Table3.D8" style:family="table-cell">
      <style:table-cell-properties fo:padding="0.0104in" fo:border="none"/>
    </style:style>
    <style:style style:name="Table3.9" style:family="table-row">
      <style:table-row-properties style:min-row-height="0.1951in" fo:keep-together="auto"/>
    </style:style>
    <style:style style:name="Table3.10" style:family="table-row">
      <style:table-row-properties style:min-row-height="0.1847in" fo:keep-together="auto"/>
    </style:style>
    <style:style style:name="P1" style:family="paragraph" style:parent-style-name="Standard" style:list-style-name="WWNum1"/>
    <style:style style:name="P2" style:family="paragraph" style:parent-style-name="Standard" style:list-style-name="WWNum2"/>
    <style:style style:name="P3" style:family="paragraph" style:parent-style-name="Standard" style:list-style-name="WWNum3"/>
    <style:style style:name="P4" style:family="paragraph" style:parent-style-name="Standard" style:list-style-name="WWNum4"/>
    <style:style style:name="P5" style:family="paragraph" style:parent-style-name="Standard" style:list-style-name="WWNum5"/>
    <style:style style:name="P6" style:family="paragraph" style:parent-style-name="Standard" style:list-style-name="WWNum6"/>
    <style:style style:name="P7" style:family="paragraph" style:parent-style-name="Standard" style:list-style-name="WWNum7"/>
    <style:style style:name="P8" style:family="paragraph" style:parent-style-name="Standard" style:list-style-name="WWNum8"/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normal" officeooo:rsid="001c5f41" officeooo:paragraph-rsid="001c5f41" style:font-weight-asian="normal" style:font-weight-complex="normal"/>
    </style:style>
    <style:style style:name="P11" style:family="paragraph" style:parent-style-name="Standard">
      <style:paragraph-properties fo:margin-top="0in" fo:margin-bottom="0.111in" loext:contextual-spacing="false"/>
    </style:style>
    <style:style style:name="P12" style:family="paragraph" style:parent-style-name="Standard">
      <style:paragraph-properties fo:margin-top="0in" fo:margin-bottom="0.111in" loext:contextual-spacing="false"/>
      <style:text-properties fo:font-weight="normal" officeooo:rsid="001c5f41" officeooo:paragraph-rsid="001c5f41" style:font-weight-asian="normal" style:font-weight-complex="normal"/>
    </style:style>
    <style:style style:name="P13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P14" style:family="paragraph" style:parent-style-name="Standard">
      <style:paragraph-properties fo:margin-top="0in" fo:margin-bottom="0in" loext:contextual-spacing="false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Lato" fo:font-size="12pt" style:font-name-asian="Times New Roman1" style:font-size-asian="12pt" style:language-asian="fr" style:country-asian="FR" style:font-name-complex="Times New Roman1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/>
    </style:style>
    <style:style style:name="P17" style:family="paragraph" style:parent-style-name="Standard">
      <style:paragraph-properties fo:margin-top="0in" fo:margin-bottom="0.1945in" loext:contextual-spacing="false" fo:line-height="100%"/>
      <style:text-properties style:font-name="Lato" fo:font-size="12pt" fo:font-weight="bold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margin-top="0in" fo:margin-bottom="0.1945in" loext:contextual-spacing="false" fo:line-height="100%" fo:text-align="justify" style:justify-single-word="false"/>
      <style:text-properties style:font-name="Lato" fo:font-size="12pt" fo:font-weight="bold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margin-top="0in" fo:margin-bottom="0.1945in" loext:contextual-spacing="false" fo:line-height="100%" fo:text-align="center" style:justify-single-word="false"/>
      <style:text-properties style:font-name="Lato" fo:font-size="14pt" fo:font-weight="bold" style:font-name-asian="Times New Roman1" style:font-size-asian="14pt" style:language-asian="fr" style:country-asian="FR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top="0.1945in" fo:margin-bottom="0in" loext:contextual-spacing="false" fo:line-height="100%"/>
      <style:text-properties style:font-name="Lato" fo:font-size="12pt" style:font-name-asian="Times New Roman1" style:font-size-asian="12pt" style:language-asian="fr" style:country-asian="FR" style:font-name-complex="Times New Roman1" style:font-size-complex="12pt"/>
    </style:style>
    <style:style style:name="P21" style:family="paragraph" style:parent-style-name="Standard">
      <style:paragraph-properties fo:margin-top="0.1945in" fo:margin-bottom="0in" loext:contextual-spacing="false" fo:line-height="100%" fo:text-align="center" style:justify-single-word="false"/>
      <style:text-properties style:font-name="Lato" fo:font-size="12pt" style:font-name-asian="Times New Roman1" style:font-size-asian="12pt" style:language-asian="fr" style:country-asian="FR" style:font-name-complex="Times New Roman1" style:font-size-complex="12pt"/>
    </style:style>
    <style:style style:name="P22" style:family="paragraph" style:parent-style-name="Standard">
      <style:paragraph-properties fo:margin-top="0.1945in" fo:margin-bottom="0in" loext:contextual-spacing="false" fo:line-height="100%" fo:text-align="center" style:justify-single-word="false"/>
    </style:style>
    <style:style style:name="P23" style:family="paragraph" style:parent-style-name="Standard">
      <style:paragraph-properties fo:margin-top="0.1945in" fo:margin-bottom="0.1945in" loext:contextual-spacing="false" fo:line-height="100%" fo:text-align="center" style:justify-single-word="false"/>
    </style:style>
    <style:style style:name="P24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5f41" style:font-weight-asian="bold" style:font-weight-complex="bold"/>
    </style:style>
    <style:style style:name="T3" style:family="text">
      <style:text-properties fo:font-weight="bold" officeooo:rsid="001dba27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ize="16pt" fo:font-weight="bold" style:font-size-asian="16pt" style:font-weight-asian="bold" style:font-size-complex="16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font-name="Lato" fo:font-size="14pt" fo:font-weight="bold" style:font-name-asian="Times New Roman1" style:font-size-asian="14pt" style:language-asian="fr" style:country-asian="FR" style:font-weight-asian="bold" style:font-name-complex="Times New Roman1" style:font-size-complex="14pt" style:font-weight-complex="bold"/>
    </style:style>
    <style:style style:name="T10" style:family="text">
      <style:text-properties style:font-name="Lato" fo:font-size="12pt" style:font-name-asian="Times New Roman1" style:font-size-asian="12pt" style:language-asian="fr" style:country-asian="FR" style:font-name-complex="Times New Roman1" style:font-size-complex="12pt"/>
    </style:style>
    <style:style style:name="T11" style:family="text"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T12" style:family="text">
      <style:text-properties style:font-name="Times New Roman" fo:font-size="12pt" style:font-name-asian="Times New Roman1" style:font-size-asian="12pt" style:language-asian="fr" style:country-asian="FR" style:font-name-complex="Times New Roman1" style:font-size-complex="12pt" style:font-weight-complex="bold"/>
    </style:style>
    <style:style style:name="T13" style:family="text">
      <style:text-properties officeooo:rsid="001dba27"/>
    </style:style>
    <style:style style:name="T14" style:family="text">
      <style:text-properties officeooo:rsid="001ee1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Le présent simple est utilisé:</text:p>
      <text:list xml:id="list403090181" text:style-name="WWNum1">
        <text:list-item>
          <text:p text:style-name="P1">pour exprimer des habitudes, des vérités générales, des actions répétées ou des situations immuables, des émotions et des désirs :<text:line-break/><text:span text:style-name="T1">I smoke</text:span> (habit); <text:span text:style-name="T1">I work in London</text:span> (unchanging situation); <text:span text:style-name="T1">London is a large city</text:span> (general truth)</text:p>
        </text:list-item>
        <text:list-item>
          <text:p text:style-name="P1">pour donner des instructions ou des directives :<text:line-break/><text:span text:style-name="T1">You walk</text:span> for two hundred meters, then <text:span text:style-name="T1">you turn</text:span> left.</text:p>
        </text:list-item>
        <text:list-item>
          <text:p text:style-name="P1">pour exprimer des dispositions fixes, présentes ou futures :<text:line-break/>Your exam <text:span text:style-name="T1">starts</text:span> at 09.00</text:p>
        </text:list-item>
        <text:list-item>
          <text:p text:style-name="P1">pour exprimer le futur, après certaines conjonctions : <text:span text:style-name="T4">after, when, before, as soon as, until</text:span><text:span text:style-name="T1">:<text:line-break/>He'll give it to you when you come next Saturday.</text:span></text:p>
        </text:list-item>
      </text:list>
      <text:p text:style-name="Standard"><text:span text:style-name="T1">ATTENTION ! Le présent simple n'est pas utilisé pour exprimer des actions qui se déroulent au moment présent.</text:span></text:p>
      <text:p text:style-name="Standard">Exemples</text:p>
      <text:list xml:id="list2707833315" text:style-name="WWNum2">
        <text:list-item>
          <text:p text:style-name="P2"><text:span text:style-name="T1">Pour les habitudes</text:span><text:line-break/>He drinks tea at breakfast.<text:line-break/>She only eats fish.<text:line-break/>They watch television regularly.</text:p>
        </text:list-item>
        <text:list-item>
          <text:p text:style-name="P2"><text:span text:style-name="T1">Pour les actions répétées</text:span><text:line-break/>We catch the bus every morning.<text:line-break/>It rains every afternoon in the hot season.<text:line-break/>They drive to Monaco every summer.</text:p>
        </text:list-item>
        <text:list-item>
          <text:p text:style-name="P2"><text:span text:style-name="T1">Pour les vérités générales</text:span><text:line-break/>Water freezes at zero degrees.<text:line-break/>The Earth revolves around the Sun.<text:line-break/>Her mother is Peruvian.</text:p>
        </text:list-item>
      </text:list>
      <text:list xml:id="list2255483264" text:style-name="WWNum3">
        <text:list-item>
          <text:p text:style-name="P3"><text:span text:style-name="T1">Pour les instructions et les directions</text:span><text:line-break/>Open the packet and pour the contents into hot water.<text:line-break/>You take the No.6 bus to Watney and then the No.10 to Bedford.</text:p>
        </text:list-item>
        <text:list-item>
          <text:p text:style-name="P3"><text:span text:style-name="T1">Pour des accords fixes</text:span><text:line-break/>His mother arrives tomorrow.<text:line-break/>Our holiday starts on the 26th March</text:p>
        </text:list-item>
        <text:list-item>
          <text:p text:style-name="P3"><text:span text:style-name="T1">Avec le futur</text:span><text:line-break/>She'll see you before she leaves.<text:line-break/>We'll give it to her when she arrives.</text:p>
        </text:list-item>
      </text:list>
      <text:p text:style-name="Standard">Former le Présent simple : to think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1"><text:span text:style-name="T1">Affirmative</text:span></text:p>
            </table:table-cell>
            <table:table-cell table:style-name="Table1.B1" office:value-type="string">
              <text:p text:style-name="P11"><text:span text:style-name="T1">Interrogative</text:span></text:p>
            </table:table-cell>
            <table:table-cell table:style-name="Table1.C1" office:value-type="string">
              <text:p text:style-name="P11"><text:span text:style-name="T1">Négative</text:span>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3">I think</text:p>
          </table:table-cell>
          <table:table-cell table:style-name="Table1.B2" office:value-type="string">
            <text:p text:style-name="P13">Do I think?</text:p>
          </table:table-cell>
          <table:table-cell table:style-name="Table1.C2" office:value-type="string">
            <text:p text:style-name="P13">I do not think</text:p>
          </table:table-cell>
        </table:table-row>
        <text:soft-page-break/>
        <table:table-row table:style-name="Table1.1">
          <table:table-cell table:style-name="Table1.A2" office:value-type="string">
            <text:p text:style-name="P13">You think</text:p>
          </table:table-cell>
          <table:table-cell table:style-name="Table1.B2" office:value-type="string">
            <text:p text:style-name="P13">Do you think?</text:p>
          </table:table-cell>
          <table:table-cell table:style-name="Table1.C2" office:value-type="string">
            <text:p text:style-name="P13">You do not think</text:p>
          </table:table-cell>
        </table:table-row>
        <table:table-row table:style-name="Table1.1">
          <table:table-cell table:style-name="Table1.A2" office:value-type="string">
            <text:p text:style-name="P13">He thinks</text:p>
          </table:table-cell>
          <table:table-cell table:style-name="Table1.B2" office:value-type="string">
            <text:p text:style-name="P13">Does he think?</text:p>
          </table:table-cell>
          <table:table-cell table:style-name="Table1.C2" office:value-type="string">
            <text:p text:style-name="P13">He does not think</text:p>
          </table:table-cell>
        </table:table-row>
        <table:table-row table:style-name="Table1.1">
          <table:table-cell table:style-name="Table1.A2" office:value-type="string">
            <text:p text:style-name="P13">She thinks</text:p>
          </table:table-cell>
          <table:table-cell table:style-name="Table1.B2" office:value-type="string">
            <text:p text:style-name="P13">Does she think?</text:p>
          </table:table-cell>
          <table:table-cell table:style-name="Table1.C2" office:value-type="string">
            <text:p text:style-name="P13">She does not think</text:p>
          </table:table-cell>
        </table:table-row>
        <table:table-row table:style-name="Table1.1">
          <table:table-cell table:style-name="Table1.A2" office:value-type="string">
            <text:p text:style-name="P13">It thinks</text:p>
          </table:table-cell>
          <table:table-cell table:style-name="Table1.B2" office:value-type="string">
            <text:p text:style-name="P13">Does it think?</text:p>
          </table:table-cell>
          <table:table-cell table:style-name="Table1.C2" office:value-type="string">
            <text:p text:style-name="P13">It does not think</text:p>
          </table:table-cell>
        </table:table-row>
        <table:table-row table:style-name="Table1.1">
          <table:table-cell table:style-name="Table1.A2" office:value-type="string">
            <text:p text:style-name="P13">We think</text:p>
          </table:table-cell>
          <table:table-cell table:style-name="Table1.B2" office:value-type="string">
            <text:p text:style-name="P13">Do we think?</text:p>
          </table:table-cell>
          <table:table-cell table:style-name="Table1.C2" office:value-type="string">
            <text:p text:style-name="P13">We do not think.</text:p>
          </table:table-cell>
        </table:table-row>
        <table:table-row table:style-name="Table1.1">
          <table:table-cell table:style-name="Table1.A8" office:value-type="string">
            <text:p text:style-name="P13">They think</text:p>
          </table:table-cell>
          <table:table-cell table:style-name="Table1.B8" office:value-type="string">
            <text:p text:style-name="P13">Do they think?</text:p>
          </table:table-cell>
          <table:table-cell table:style-name="Table1.C8" office:value-type="string">
            <text:p text:style-name="P13">They do not think.</text:p>
          </table:table-cell>
        </table:table-row>
      </table:table>
      <text:p text:style-name="Standard">Remarques sur le présent simple, troisième personne du singulier</text:p>
      <text:list xml:id="list3866922004" text:style-name="WWNum4">
        <text:list-item>
          <text:p text:style-name="P4">Le verbe à la troisième personne du singulier "he, she, it"<text:span text:style-name="T1">se termine toujours par -s</text:span>:<text:line-break/><text:span text:style-name="T5">he want</text:span><text:span text:style-name="T4">s</text:span><text:span text:style-name="T5">, she need</text:span><text:span text:style-name="T4">s</text:span><text:span text:style-name="T5">, he give</text:span><text:span text:style-name="T4">s</text:span><text:span text:style-name="T5">, she think</text:span><text:span text:style-name="T4">s.</text:span></text:p>
        </text:list-item>
        <text:list-item>
          <text:p text:style-name="P4">Les formes négatives et les questions utilisent DOES (= troisième personne de l'auxiliaire 'DO') + l'infinitif du verbe.<text:line-break/><text:span text:style-name="T5">He want</text:span><text:span text:style-name="T4">s</text:span><text:span text:style-name="T5"> ice cream. </text:span><text:span text:style-name="T4">Does</text:span><text:span text:style-name="T5"> he want strawberry? He </text:span><text:span text:style-name="T4">does</text:span><text:span text:style-name="T5"> not want vanilla.</text:span></text:p>
        </text:list-item>
        <text:list-item>
          <text:p text:style-name="P4">Avec les verbes se terminant par <text:span text:style-name="T1">-y</text:span> le <text:span text:style-name="T1">-y</text:span> de la la troisième personne se transforme en <text:span text:style-name="T1">-ies</text:span>:<text:line-break/><text:span text:style-name="T5">fly --&gt; fl</text:span><text:span text:style-name="T4">ies</text:span><text:span text:style-name="T5">, cry --&gt; cr</text:span><text:span text:style-name="T4">ies</text:span><text:line-break/><text:span text:style-name="T1">Exception</text:span>: en cas de voyelle avant le<text:span text:style-name="T1"> -y</text:span>:<text:line-break/><text:span text:style-name="T5">play --&gt; play</text:span><text:span text:style-name="T4">s</text:span><text:span text:style-name="T5">, pray --&gt; pray</text:span><text:span text:style-name="T4">s</text:span></text:p>
        </text:list-item>
        <text:list-item>
          <text:p text:style-name="P4">Ajouter <text:span text:style-name="T1">-es</text:span> aux verbes se terminant par:<text:span text:style-name="T1">-ss, -x, -sh, -ch</text:span>:<text:line-break/><text:span text:style-name="T5">he pass</text:span><text:span text:style-name="T4">es, </text:span><text:span text:style-name="T5">she catch</text:span><text:span text:style-name="T4">es, </text:span><text:span text:style-name="T5">he fix</text:span><text:span text:style-name="T4">es, </text:span><text:span text:style-name="T5">it push</text:span><text:span text:style-name="T4">es</text:span></text:p>
        </text:list-item>
      </text:list>
      <text:p text:style-name="Standard">Exemples</text:p>
      <text:list xml:id="list3315538714" text:style-name="WWNum5">
        <text:list-item>
          <text:p text:style-name="P5"><text:span text:style-name="T1">He goes</text:span> to school every morning.</text:p>
        </text:list-item>
        <text:list-item>
          <text:p text:style-name="P5"><text:span text:style-name="T1">She understands</text:span> English.</text:p>
        </text:list-item>
        <text:list-item>
          <text:p text:style-name="P5"><text:span text:style-name="T1">It mixes</text:span> the sand and the water.</text:p>
        </text:list-item>
        <text:list-item>
          <text:p text:style-name="P5"><text:span text:style-name="T1">He tries</text:span> very hard.</text:p>
        </text:list-item>
        <text:list-item>
          <text:p text:style-name="P5"><text:span text:style-name="T1">She enjoys</text:span> playing the piano.</text:p>
        </text:list-item>
      </text:list>
      <text:p text:style-name="Standard"/>
      <text:p text:style-name="Standard"/>
      <text:p text:style-name="Standard"><text:span text:style-name="T7">Présent progressif</text:span></text:p>
      <text:p text:style-name="Standard"><text:span text:style-name="T8">Le présent Be + ing : Formes</text:span></text:p>
      <text:p text:style-name="Standard"><text:soft-page-break/><text:span text:style-name="T1">Il se forme avec Be au présent et la base verbale terminée par -ing.</text:span></text:p>
      <text:list xml:id="list2412432720" text:style-name="WWNum6">
        <text:list-item>
          <text:p text:style-name="P6"><text:span text:style-name="T1">Pour obtenir la forme affirmative, il suffit de mettre le sujet + be (conjugué) et le verbe en -ing  </text:span><text:span text:style-name="T8">Ex</text:span><text:span text:style-name="T1"> : She is playing.</text:span></text:p>
        </text:list-item>
      </text:list>
      <text:list xml:id="list2130616291" text:style-name="WWNum7">
        <text:list-item>
          <text:p text:style-name="P7"><text:span text:style-name="T1">Pour obtenir la forme interrogative, il suffit de faire l'inversion : l'auxiliaire passe avant le sujet.</text:span><text:span text:style-name="T8">Ex</text:span><text:span text:style-name="T1"> : Is he writing a letter ?</text:span></text:p>
        </text:list-item>
      </text:list>
      <text:p text:style-name="Standard"><text:span text:style-name="T1"> </text:span></text:p>
      <text:list xml:id="list4290075873" text:style-name="WWNum8">
        <text:list-item>
          <text:p text:style-name="P8"><text:span text:style-name="T1"> Pour obtenir la forme négative, on ajoute not à l'auxiliair <text:s/></text:span><text:span text:style-name="T8">Ex</text:span><text:span text:style-name="T1"> : They aren't reading.</text:span></text:p>
        </text:list-item>
      </text:list>
      <text:p text:style-name="Standard"><text:span text:style-name="T1">                             She isn't eating.</text:span></text:p>
      <text:p text:style-name="Standard"><text:span text:style-name="T6">Modifications orthographiques :</text:span></text:p>
      <text:p text:style-name="Standard"><text:span text:style-name="T1">  _ Verbes terminés par -e : le e disparaît.</text:span></text:p>
      <text:p text:style-name="Standard"><text:span text:style-name="T1">                  </text:span><text:span text:style-name="T8">Ex</text:span><text:span text:style-name="T1"> : come = coming</text:span></text:p>
      <text:p text:style-name="Standard"><text:span text:style-name="T1"> _ Verbe d'une seule syllabe terminée par une consonne, une voyelle et une consonne (dans cet ordre) : la consonne est doublée.</text:span></text:p>
      <text:p text:style-name="Standard"><text:span text:style-name="T1">                  </text:span><text:span text:style-name="T8">Ex</text:span><text:span text:style-name="T1"> : set = setting</text:span></text:p>
      <text:p text:style-name="Standard"><text:span text:style-name="T1"> </text:span><text:span text:style-name="T8">Le présent Be+ing : Emplois </text:span></text:p>
      <text:p text:style-name="Standard"><text:span text:style-name="T1">  - Le présent progressif s'emploie pour parler d'actions qui se déroulent en ce moment.</text:span></text:p>
      <text:p text:style-name="Standard"><text:span text:style-name="T1">               He is making a cake. </text:span><text:span text:style-name="T4">Il fait un gâteau.</text:span></text:p>
      <text:p text:style-name="Standard"><text:span text:style-name="T1">  - Il s'emploie aussi pour parler d'actions futures que l'on a déja décidées.</text:span></text:p>
      <text:p text:style-name="Standard"><text:span text:style-name="T1">               Stacy is coming next week. </text:span><text:span text:style-name="T4">Stacy vient la semaine prochaine.</text:span></text:p>
      <text:p text:style-name="Standard"><text:span text:style-name="T1">    </text:span><text:span text:style-name="T8">Quelques indices du présent en Be + -ing :</text:span><text:span text:style-name="T1"> </text:span></text:p>
      <text:p text:style-name="Standard"><text:span text:style-name="T1">   - now</text:span></text:p>
      <text:p text:style-name="Standard"><text:span text:style-name="T1">   - at the moment</text:span></text:p>
      <text:p text:style-name="Standard"><text:span text:style-name="T1">   - look</text:span></text:p>
      <text:p text:style-name="Standard"><text:span text:style-name="T1">   - listen</text:span></text:p>
      <text:p text:style-name="Standard"><text:span text:style-name="T1">   - today</text:span></text:p>
      <text:p text:style-name="Standard"><text:span text:style-name="T1">   - this morning</text:span></text:p>
      <text:p text:style-name="Standard"><text:span text:style-name="T1">   - next week</text:span></text:p>
      <text:p text:style-name="Standard"><text:span text:style-name="T1">   - tonight ...</text:span></text:p>
      <text:p text:style-name="Standard"/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5"/>
          </table:table-cell>
        </table:table-row>
        <text:soft-page-break/>
        <table:table-row table:style-name="Table4.1">
          <table:table-cell table:style-name="Table4.A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15"/>
          </table:table-cell>
        </table:table-row>
        <table:table-row table:style-name="Table4.4">
          <table:table-cell table:style-name="Table4.A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17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 table:style-name="Table2.1">
                <table:table-cell table:style-name="Table2.A1" office:value-type="string">
                  <text:p text:style-name="P20"/>
                </table:table-cell>
                <table:table-cell table:style-name="Table2.A1" office:value-type="string">
                  <text:p text:style-name="P16"><text:span text:style-name="T9">affirmative</text:span></text:p>
                </table:table-cell>
                <table:table-cell table:style-name="Table2.A1" office:value-type="string">
                  <text:p text:style-name="P15"/>
                </table:table-cell>
                <table:table-cell table:style-name="Table2.D1" office:value-type="string">
                  <text:p text:style-name="P14"/>
                </table:table-cell>
              </table:table-row>
              <table:table-row table:style-name="Table2.2">
                <table:table-cell table:style-name="Table2.A1" office:value-type="string">
                  <text:p text:style-name="P16"><text:span text:style-name="T10">I (je)</text:span></text:p>
                </table:table-cell>
                <table:table-cell table:style-name="Table2.A1" office:value-type="string">
                  <text:p text:style-name="P16"><text:span text:style-name="T10">I am saying</text:span></text:p>
                </table:table-cell>
                <table:table-cell table:style-name="Table2.A1" office:value-type="string">
                  <text:p text:style-name="P16"><text:span text:style-name="T10">I am dancing</text:span></text:p>
                </table:table-cell>
                <table:table-cell table:style-name="Table2.A1" office:value-type="string">
                  <text:p text:style-name="P16"><text:span text:style-name="T10">I am eating</text:span></text:p>
                </table:table-cell>
              </table:table-row>
              <table:table-row table:style-name="Table2.2">
                <table:table-cell table:style-name="Table2.A1" office:value-type="string">
                  <text:p text:style-name="P16"><text:span text:style-name="T10">You (tu)</text:span></text:p>
                </table:table-cell>
                <table:table-cell table:style-name="Table2.A1" office:value-type="string">
                  <text:p text:style-name="P16"><text:span text:style-name="T10">You are saying</text:span></text:p>
                </table:table-cell>
                <table:table-cell table:style-name="Table2.A1" office:value-type="string">
                  <text:p text:style-name="P16"><text:span text:style-name="T10">You are dancing</text:span></text:p>
                </table:table-cell>
                <table:table-cell table:style-name="Table2.A1" office:value-type="string">
                  <text:p text:style-name="P16"><text:span text:style-name="T10">You are eating</text:span></text:p>
                </table:table-cell>
              </table:table-row>
              <table:table-row table:style-name="Table2.4">
                <table:table-cell table:style-name="Table2.A1" office:value-type="string">
                  <text:p text:style-name="P16"><text:span text:style-name="T10">He / she / it (il ou elle)</text:span></text:p>
                </table:table-cell>
                <table:table-cell table:style-name="Table2.A1" office:value-type="string">
                  <text:p text:style-name="P16"><text:span text:style-name="T10">He is saying</text:span></text:p>
                </table:table-cell>
                <table:table-cell table:style-name="Table2.A1" office:value-type="string">
                  <text:p text:style-name="P16"><text:span text:style-name="T10">He is dancing</text:span></text:p>
                </table:table-cell>
                <table:table-cell table:style-name="Table2.A1" office:value-type="string">
                  <text:p text:style-name="P16"><text:span text:style-name="T10">He is eating</text:span></text:p>
                </table:table-cell>
              </table:table-row>
              <table:table-row table:style-name="Table2.2">
                <table:table-cell table:style-name="Table2.A1" office:value-type="string">
                  <text:p text:style-name="P16"><text:span text:style-name="T10">We (nous)</text:span></text:p>
                </table:table-cell>
                <table:table-cell table:style-name="Table2.A1" office:value-type="string">
                  <text:p text:style-name="P16"><text:span text:style-name="T10">We are saying</text:span></text:p>
                </table:table-cell>
                <table:table-cell table:style-name="Table2.A1" office:value-type="string">
                  <text:p text:style-name="P16"><text:span text:style-name="T10">We are dancing</text:span></text:p>
                </table:table-cell>
                <table:table-cell table:style-name="Table2.A1" office:value-type="string">
                  <text:p text:style-name="P16"><text:span text:style-name="T10">We are eating</text:span></text:p>
                </table:table-cell>
              </table:table-row>
              <table:table-row table:style-name="Table2.6">
                <table:table-cell table:style-name="Table2.A1" office:value-type="string">
                  <text:p text:style-name="P16"><text:span text:style-name="T10">You (vous)</text:span></text:p>
                </table:table-cell>
                <table:table-cell table:style-name="Table2.A1" office:value-type="string">
                  <text:p text:style-name="P16"><text:span text:style-name="T10">You are saying</text:span></text:p>
                </table:table-cell>
                <table:table-cell table:style-name="Table2.A1" office:value-type="string">
                  <text:p text:style-name="P16"><text:span text:style-name="T10">You are dancing</text:span></text:p>
                </table:table-cell>
                <table:table-cell table:style-name="Table2.A1" office:value-type="string">
                  <text:p text:style-name="P16"><text:span text:style-name="T10">You are eating</text:span></text:p>
                </table:table-cell>
              </table:table-row>
              <table:table-row table:style-name="Table2.7">
                <table:table-cell table:style-name="Table2.A1" office:value-type="string">
                  <text:p text:style-name="P16"><text:span text:style-name="T10">They (ils)</text:span></text:p>
                </table:table-cell>
                <table:table-cell table:style-name="Table2.A1" office:value-type="string">
                  <text:p text:style-name="P16"><text:span text:style-name="T10">They are saying</text:span></text:p>
                </table:table-cell>
                <table:table-cell table:style-name="Table2.A1" office:value-type="string">
                  <text:p text:style-name="P16"><text:span text:style-name="T10">They are dancing</text:span></text:p>
                </table:table-cell>
                <table:table-cell table:style-name="Table2.A1" office:value-type="string">
                  <text:p text:style-name="P16"><text:span text:style-name="T10">They are eating</text:span></text:p>
                </table:table-cell>
              </table:table-row>
            </table:table>
            <text:p text:style-name="P18"/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 table:style-name="Table3.1">
                <table:table-cell table:style-name="Table3.A1" table:number-columns-spanned="3" office:value-type="string">
                  <text:p text:style-name="P22"><text:span text:style-name="T9">Négative : to read (lire)</text:span></text:p>
                </table:table-cell>
                <table:covered-table-cell/>
                <table:covered-table-cell/>
                <table:table-cell table:style-name="Table3.D1" office:value-type="string">
                  <text:p text:style-name="P14"/>
                </table:table-cell>
              </table:table-row>
              <table:table-row table:style-name="Table3.2">
                <table:table-cell table:style-name="Table3.A1" office:value-type="string">
                  <text:p text:style-name="P16"><text:span text:style-name="T11">I </text:span><text:span text:style-name="T12">am not </text:span><text:span text:style-name="T11">read</text:span><text:span text:style-name="T12">ing</text:span></text:p>
                </table:table-cell>
                <table:table-cell table:style-name="Table3.A1" table:number-columns-spanned="2" office:value-type="string">
                  <text:p text:style-name="P16"><text:span text:style-name="T12">I’m not </text:span><text:span text:style-name="T11">read</text:span><text:span text:style-name="T12">ing</text:span></text:p>
                </table:table-cell>
                <table:covered-table-cell/>
                <table:table-cell table:style-name="Table3.D2" office:value-type="string">
                  <text:p text:style-name="P14"/>
                </table:table-cell>
              </table:table-row>
              <table:table-row table:style-name="Table3.3">
                <table:table-cell table:style-name="Table3.A1" office:value-type="string">
                  <text:p text:style-name="P16"><text:span text:style-name="T11">You </text:span><text:span text:style-name="T12">are not </text:span><text:span text:style-name="T11">read</text:span><text:span text:style-name="T12">ing</text:span></text:p>
                </table:table-cell>
                <table:table-cell table:style-name="Table3.A1" table:number-columns-spanned="2" office:value-type="string">
                  <text:p text:style-name="P16"><text:span text:style-name="T11">You </text:span><text:span text:style-name="T12">aren’t </text:span><text:span text:style-name="T11">read</text:span><text:span text:style-name="T12">ing</text:span></text:p>
                </table:table-cell>
                <table:covered-table-cell/>
                <table:table-cell table:style-name="Table3.D3" office:value-type="string">
                  <text:p text:style-name="P14"/>
                </table:table-cell>
              </table:table-row>
              <table:table-row table:style-name="Table3.2">
                <table:table-cell table:style-name="Table3.A1" office:value-type="string">
                  <text:p text:style-name="P16"><text:span text:style-name="T11">He / she / it </text:span><text:span text:style-name="T12">is not </text:span><text:span text:style-name="T11">read</text:span><text:span text:style-name="T12">ing</text:span></text:p>
                </table:table-cell>
                <table:table-cell table:style-name="Table3.A1" table:number-columns-spanned="2" office:value-type="string">
                  <text:p text:style-name="P16"><text:span text:style-name="T11">He </text:span><text:span text:style-name="T12">isn’t </text:span><text:span text:style-name="T11">read</text:span><text:span text:style-name="T12">ing</text:span></text:p>
                </table:table-cell>
                <table:covered-table-cell/>
                <table:table-cell table:style-name="Table3.D4" office:value-type="string">
                  <text:p text:style-name="P14"/>
                </table:table-cell>
              </table:table-row>
              <table:table-row table:style-name="Table3.3">
                <table:table-cell table:style-name="Table3.A1" office:value-type="string">
                  <text:p text:style-name="P16"><text:span text:style-name="T11">We </text:span><text:span text:style-name="T12">are not </text:span><text:span text:style-name="T11">read</text:span><text:span text:style-name="T12">ing</text:span></text:p>
                </table:table-cell>
                <table:table-cell table:style-name="Table3.A1" table:number-columns-spanned="2" office:value-type="string">
                  <text:p text:style-name="P16"><text:span text:style-name="T11">We </text:span><text:span text:style-name="T12">aren’t </text:span><text:span text:style-name="T11">read</text:span><text:span text:style-name="T12">ing</text:span></text:p>
                </table:table-cell>
                <table:covered-table-cell/>
                <table:table-cell table:style-name="Table3.D5" office:value-type="string">
                  <text:p text:style-name="P14"/>
                </table:table-cell>
              </table:table-row>
              <table:table-row table:style-name="Table3.3">
                <table:table-cell table:style-name="Table3.A1" office:value-type="string">
                  <text:p text:style-name="P16"><text:span text:style-name="T11">You </text:span><text:span text:style-name="T12">are not </text:span><text:span text:style-name="T11">read</text:span><text:span text:style-name="T12">ing</text:span></text:p>
                </table:table-cell>
                <table:table-cell table:style-name="Table3.A1" table:number-columns-spanned="2" office:value-type="string">
                  <text:p text:style-name="P16"><text:span text:style-name="T11">You </text:span><text:span text:style-name="T12">aren’t </text:span><text:span text:style-name="T11">read</text:span><text:span text:style-name="T12">ing</text:span></text:p>
                </table:table-cell>
                <table:covered-table-cell/>
                <table:table-cell table:style-name="Table3.D6" office:value-type="string">
                  <text:p text:style-name="P14"/>
                </table:table-cell>
              </table:table-row>
              <table:table-row table:style-name="Table3.2">
                <table:table-cell table:style-name="Table3.A1" office:value-type="string">
                  <text:p text:style-name="P16"><text:span text:style-name="T11">They </text:span><text:span text:style-name="T12">are not </text:span><text:span text:style-name="T11">read</text:span><text:span text:style-name="T12">ing</text:span></text:p>
                </table:table-cell>
                <table:table-cell table:style-name="Table3.A1" table:number-columns-spanned="2" office:value-type="string">
                  <text:p text:style-name="P16"><text:span text:style-name="T11">They </text:span><text:span text:style-name="T12">aren’t </text:span><text:span text:style-name="T11">read</text:span><text:span text:style-name="T12">ing</text:span></text:p>
                </table:table-cell>
                <table:covered-table-cell/>
                <table:table-cell table:style-name="Table3.D7" office:value-type="string">
                  <text:p text:style-name="P14"/>
                </table:table-cell>
              </table:table-row>
              <table:table-row table:style-name="Table3.8">
                <table:table-cell table:style-name="Table3.A1" table:number-columns-spanned="2" office:value-type="string">
                  <text:p text:style-name="P19"/>
                  <text:p text:style-name="P23"><text:span text:style-name="T9">Interrogative : to run fast (courir vite)</text:span></text:p>
                  <text:p text:style-name="P21"/>
                </table:table-cell>
                <table:covered-table-cell/>
                <table:table-cell table:style-name="Table3.C8" office:value-type="string">
                  <text:p text:style-name="P14"/>
                </table:table-cell>
                <table:table-cell table:style-name="Table3.D8" office:value-type="string">
                  <text:p text:style-name="P14"/>
                </table:table-cell>
              </table:table-row>
              <table:table-row table:style-name="Table3.9">
                <table:table-cell table:style-name="Table3.A1" table:number-columns-spanned="4" office:value-type="string">
                  <text:p text:style-name="P16"><text:span text:style-name="T11">Am I running fast ?</text:span></text:p>
                </table:table-cell>
                <table:covered-table-cell/>
                <table:covered-table-cell/>
                <table:covered-table-cell/>
              </table:table-row>
              <table:table-row table:style-name="Table3.10">
                <table:table-cell table:style-name="Table3.A1" table:number-columns-spanned="4" office:value-type="string">
                  <text:p text:style-name="P16"><text:span text:style-name="T11">Are you running fast ?</text:span></text:p>
                </table:table-cell>
                <table:covered-table-cell/>
                <table:covered-table-cell/>
                <table:covered-table-cell/>
              </table:table-row>
              <table:table-row table:style-name="Table3.9">
                <table:table-cell table:style-name="Table3.A1" table:number-columns-spanned="4" office:value-type="string">
                  <text:p text:style-name="P16"><text:span text:style-name="T11">Is she running fast ?</text:span></text:p>
                </table:table-cell>
                <table:covered-table-cell/>
                <table:covered-table-cell/>
                <table:covered-table-cell/>
              </table:table-row>
              <table:table-row table:style-name="Table3.10">
                <table:table-cell table:style-name="Table3.A1" table:number-columns-spanned="4" office:value-type="string">
                  <text:p text:style-name="P16"><text:span text:style-name="T11">Are we running fast ?</text:span></text:p>
                </table:table-cell>
                <table:covered-table-cell/>
                <table:covered-table-cell/>
                <table:covered-table-cell/>
              </table:table-row>
              <table:table-row table:style-name="Table3.10">
                <table:table-cell table:style-name="Table3.A1" table:number-columns-spanned="4" office:value-type="string">
                  <text:p text:style-name="P16"><text:span text:style-name="T11">Are you running fast ?</text:span></text:p>
                </table:table-cell>
                <table:covered-table-cell/>
                <table:covered-table-cell/>
                <table:covered-table-cell/>
              </table:table-row>
              <table:table-row table:style-name="Table3.9">
                <table:table-cell table:style-name="Table3.A1" table:number-columns-spanned="4" office:value-type="string">
                  <text:p text:style-name="P16"><text:span text:style-name="T11">Are they running fast ?</text:span></text:p>
                </table:table-cell>
                <table:covered-table-cell/>
                <table:covered-table-cell/>
                <table:covered-table-cell/>
              </table:table-row>
            </table:table>
            <text:p text:style-name="P15"/>
          </table:table-cell>
        </table:table-row>
      </table:table>
      <text:p text:style-name="P9"/>
      <text:p text:style-name="Standard"><text:span text:style-name="T1">PRONOMS</text:span></text:p>
      <text:p text:style-name="Standard"><text:span text:style-name="T1">WHO = QUI <text:s text:c="11"/>WHEN = QUAND <text:s text:c="21"/>WHICH =LEQUELS <text:s text:c="16"/></text:span></text:p>
      <text:p text:style-name="Standard"><text:span text:style-name="T1">WHAT = QUE QU’EST-CE,WHOSE A QUI <text:s/>HOW MANY (quantifiable)/ HOW MUCH (prix, indénombrable) = COMBIEN ; WHY= POURQUOI ; WHERE= OU ; how long= combien de temps, how </text:span><text:bookmark text:name="_GoBack"/><text:span text:style-name="T1">many times : combien de fois</text:span></text:p>
      <text:p text:style-name="Standard"><text:span text:style-name="T1">EXERCISES</text:span></text:p>
      <text:p text:style-name="P9"><text:soft-page-break/></text:p>
      <text:p text:style-name="Standard"><text:span text:style-name="T1">1. She _______________</text:span><text:span text:style-name="T2">expected</text:span><text:span text:style-name="T1">_________ (expect) some friends for dinner. <text:line-break/>2. Listen ! Toby ___________</text:span><text:span text:style-name="T2">have repaired</text:span><text:span text:style-name="T1">_______ (repair) his motorbike. <text:line-break/>3. Tina _________________</text:span><text:span text:style-name="T2">is puting</text:span><text:span text:style-name="T1">______ (put) a new film in her camera. <text:line-break/>4. Who ___________________</text:span><text:span text:style-name="T3">are walking</text:span><text:span text:style-name="T1">____ (walk) on the grass ? <text:line-break/>5. Jim says : ' I ___________</text:span><text:span text:style-name="T3">go</text:span><text:span text:style-name="T1">______________ (go) to school now '. <text:line-break/>6. Look ! That boy _________</text:span><text:span text:style-name="T3">wrote</text:span><text:span text:style-name="T1">___________________ (write) on the table. <text:line-break/>7. Wait a minute, I _____________</text:span><text:span text:style-name="T3">think</text:span><text:span text:style-name="T1">_________ (think). <text:line-break/>8. No, she ____________</text:span><text:span text:style-name="T3">is not sleeping</text:span><text:span text:style-name="T1">________ (not sleep), she is awake. <text:line-break/>9. Look at all these people ! They ___________</text:span><text:span text:style-name="T3">waiting</text:span><text:span text:style-name="T1">____ (wait) for the shop to open. <text:line-break/>10. The neighbours _______________</text:span><text:span text:style-name="T3">shouting</text:span><text:span text:style-name="T1">_____ (shout) at each other again. <text:line-break/>11. I ‘</text:span><text:span text:style-name="T3">m living</text:span><text:span text:style-name="T1">_________________ (live) with him at the moment. <text:line-break/>12. It's very cold today. It ____</text:span><text:span text:style-name="T3">is</text:span><text:span text:style-name="T1">____</text:span><text:span text:style-name="T3">freezing</text:span><text:span text:style-name="T1">_____________ (freeze).</text:span></text:p>
      <text:p text:style-name="Standard"><text:span text:style-name="T1">13. Father drives a big car. At the moment father _____________________</text:span><text:span text:style-name="T3">droves</text:span><text:span text:style-name="T1">_________ a little red car <text:line-break/>14. The penguin swims very well. Look, the two little penguins _______</text:span><text:span text:style-name="T3">swiming very well</text:span><text:span text:style-name="T1">___________ ! <text:line-break/>15. The children eat their breakfast. The children ___________</text:span><text:span text:style-name="T3">eating</text:span><text:span text:style-name="T1">___________ their breakfast now. <text:line-break/>16. Peter writes his homework. Peter can't come, he ____</text:span><text:span text:style-name="T3">is doing </text:span><text:span text:style-name="T1">________ his homework. <text:line-break/>17. We can't play tennis. It _________</text:span><text:span text:style-name="T3">is raining</text:span><text:span text:style-name="T1">________________ (rain) now <text:line-break/>18. Michael can't play football. He _____</text:span><text:span text:style-name="T3">playing</text:span><text:span text:style-name="T1">_________________ (play) the guitar at the moment. <text:line-break/>19. No, I am not listening to my cassettes, I __</text:span><text:span text:style-name="T3">having</text:span><text:span text:style-name="T1">_____________________ (have) a bath. <text:line-break/>20. What are you doing? I ___</text:span><text:span text:style-name="T3">am</text:span><text:span text:style-name="T1">__</text:span><text:span text:style-name="T3">learning</text:span><text:span text:style-name="T1">______________ (learn) English. <text:line-break/>21. Today it is not raining, the sun _______</text:span><text:span text:style-name="T3">shining</text:span><text:span text:style-name="T1">____________ (shine). <text:line-break/>22. What are you doing? I ____________ </text:span><text:span text:style-name="T3">?</text:span><text:span text:style-name="T1">__________________ (watch) TV.</text:span></text:p>
      <text:p text:style-name="P9"/>
      <text:p text:style-name="Standard"><text:span text:style-name="T1">Le Technicien n’est pas en train de brancher le cable .</text:span></text:p>
      <text:p text:style-name="P9"/>
      <text:p text:style-name="P10">The technician isn’t plugin in the cable</text:p>
      <text:p text:style-name="P9"/>
      <text:p text:style-name="Standard"><text:span text:style-name="T1">Je pense qu’il manque du papier <text:s/>.</text:span></text:p>
      <text:p text:style-name="P9"/>
      <text:p text:style-name="P10">I think we run out of paper</text:p>
      <text:p text:style-name="P9"/>
      <text:p text:style-name="Standard"><text:span text:style-name="T1">Pourquoi sont-il en train d’effacer les donnés .</text:span></text:p>
      <text:p text:style-name="P10">Why they are ereasing the <text:span text:style-name="T13">files</text:span></text:p>
      <text:p text:style-name="Standard"><text:soft-page-break/><text:span text:style-name="T1">Nous somme en train de stocker les donnés .</text:span></text:p>
      <text:p text:style-name="P10">we are actualy stocking data . </text:p>
      <text:p text:style-name="P9"/>
      <text:p text:style-name="Standard"><text:span text:style-name="T1">Tu copie et tu colle ce dossier .</text:span></text:p>
      <text:p text:style-name="P10">copy and past this folder .</text:p>
      <text:p text:style-name="P10"/>
      <text:p text:style-name="Standard"><text:span text:style-name="T1">Tout les vendredi je fait la mise a jour .</text:span></text:p>
      <text:p text:style-name="P10">every friday i do the update .</text:p>
      <text:p text:style-name="P10"/>
      <text:p text:style-name="Standard"><text:span text:style-name="T1">Vous cliquer sur la page d’ac</text:span><text:span text:style-name="T2">euil</text:span><text:span text:style-name="T1"> pour avoir les information ?</text:span></text:p>
      <text:p text:style-name="P10">you click on the main page for having the information .</text:p>
      <text:p text:style-name="P9"/>
      <text:p text:style-name="P11"><text:span text:style-name="T1">Quels type de logiciel préfère t-elle ?</text:span></text:p>
      <text:p text:style-name="P12">What kind of software d<text:span text:style-name="T14">oes </text:span>she likes</text:p>
      <text:p text:style-name="P11"><text:span text:style-name="T1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Lato" svg:font-family="Lato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re" style:family="paragraph" style:parent-style-name="Standard" style:next-style-name="Text_20_body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0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39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48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57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66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13T20:48:00</meta:creation-date>
    <meta:initial-creator>sarah</meta:initial-creator>
    <dc:language>en-US</dc:language>
    <dc:date>2021-09-17T16:25:55.245827540</dc:date>
    <meta:editing-cycles>7</meta:editing-cycles>
    <meta:editing-duration>PT1H12M3S</meta:editing-duration>
    <meta:generator>LibreOffice/6.4.7.2$Linux_X86_64 LibreOffice_project/40$Build-2</meta:generator>
    <meta:document-statistic meta:table-count="4" meta:image-count="0" meta:object-count="0" meta:page-count="6" meta:paragraph-count="144" meta:word-count="1268" meta:character-count="7238" meta:non-whitespace-character-count="5928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